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p>
      <text:p text:style-name="Standard"/>
      <text:p text:style-name="P3">C'est épatant, en tout cas, que Mlle Boyer ait mis le Quintette et Combelle en exclusivité pour SWING. Cette mesure s'imposait, puisque il n'y a pas d'autres ressources. D'ailleurs le Quintette, comme vous le notez, est de 1er intérêt au point de vue vente.</text:p>
      <text:p text:style-name="Standard"/>
      <text:p text:style-name="P3">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p>
      <text:p text:style-name="Standard"/>
      <text:p text:style-name="P3">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p>
      <text:p text:style-name="Standard"/>
      <text:p text:style-name="P3">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p>
      <text:p text:style-name="Standard"/>
      <text:p text:style-name="P3">Ai parfaitement compris la façon de vous écrire de petits billets n'ayant pas forme de lettre, si vous allez à Paris.</text:p>
      <text:p text:style-name="P3">Quel est le violoniste du Quintette en l'absence de Grappelly?</text:p>
      <text:p text:style-name="P3">Amitié</text:p>
      <text:p text:style-name="P3">Hugues</text:p>
      <text:p text:style-name="P3">P.S. Pour le fric, je crois que Pathé-Marconi a le droit de m'envoyer au moins 2.000 balles.</text:p>
      <text:p text:style-name="Standard"/>
      <text:p text:style-name="P1">Lettre 1674</text:p>
      <text:p text:style-name="Standard"/>
      <text:p text:style-name="Standard">16 Septembre 1943</text:p>
      <text:p text:style-name="Standard"/>
      <text:p text:style-name="Standard">Vieux Charles,</text:p>
      <text:p text:style-name="P3">Ci-joint des tas d'épreuves. Quelques remarques :</text:p>
      <text:p text:style-name="P3"><text:span text:style-name="Police_20_par_20_défaut"><text:span text:style-name="T2">Ch. Dandies</text:span></text:span> -Kirby joue du tuba et-non de la basse dans les faces Dee Blues, etc, sauf Goodbye Blues, où il joue réellement de la string bass.</text:p>
      <text:p text:style-name="P3"><text:span text:style-name="Police_20_par_20_défaut"><text:span text:style-name="T2">B-Carter</text:span></text:span> - Dans les faces faites en Hollande où il y a Hawkins (My Buddy, etc), il n’y a pas 3 saxes, etc, il y a seulement comme section mélodique Hawk, Benny, Chilshom et John Williams</text:p>
      <text:p text:style-name="Standard">(Clarinette).A noter que Benny joue un passage de ténor dans I ain't got nobody, ainsi que la clarinette dans ce même disque et dans Mighty like the blues.</text:p>
      <text:p text:style-name="P3"><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p>
      <text:p text:style-name="P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p>
      <text:p text:style-name="P3"><text:span text:style-name="Police_20_par_20_défaut"><text:span text:style-name="T2">T. Wilson</text:span></text:span> - Je n'ai pas vu mentionné le personnel comprenant 3 saxes dont 2 sont Sedric et Peewee Russell et le 3ème un type comme Jefferson ou un autre alto de ce genre (plutôt. Tab Smith, il me semble). Je n'ai malheureusement aucun renseignement à vous donner à ce sujet.</text:p>
      <text:p text:style-name="P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p>
      <text:p text:style-name="P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p>
      <text:p text:style-name="P3">Je n'ai pas voulu faire ces corrections ou additions moi-même. Je vous les soumets, vous ferez comme bon vous semblera.</text:p>
      <text:p text:style-name="P3">Le N° du Ivie Anderson (Plantation) est Variety VA 591.</text:p>
      <text:p text:style-name="P3">N'ai pas le personnel du Metronome A.S.Band.</text:p>
      <text:p text:style-name="P3"><text:soft-page-break/>E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p>
      <text:p text:style-name="P3">N'oubliez pas de me retenir les exemplaires de la Disco demandés. Vous ne m'avez pas répondu à ce sujet.</text:p>
      <text:p text:style-name="P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p>
      <text:p text:style-name="Standard"><text:tab/>Quand à venir à Paris, le moment ne me parait pas bien choisi, franchement.</text:p>
      <text:p text:style-name="Standard"><text:tab/><text:tab/>Bien à vous</text:p>
      <text:p text:style-name="Standard"><text:tab/><text:tab/>Hugues</text:p>
      <text:p text:style-name="Standard">P.S. –<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p>
      <text:p text:style-name="Standard">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p>
      <text:p text:style-name="Standard">Les Fats faits en 1938 en Angleterre sont placés beaucoup trop tôt. Il me semble qu'ils viennent juste <text:span text:style-name="Police_20_par_20_défaut"><text:span text:style-name="T2">après</text:span></text:span> les disques de gr. orch. (In gloaming, The Sheik, ?)</text:p>
      <text:p text:style-name="Standard"/>
      <text:p text:style-name="P1">Lettre 1779</text:p>
      <text:p text:style-name="Standard"/>
      <text:p text:style-name="Standard">24 Novembre 1944</text:p>
      <text:p text:style-name="Standard"/>
      <text:p text:style-name="Standard">Vieux Charles,</text:p>
      <text:p text:style-name="P3">J'apprends aujourd'hui seulement par Raymond Beau que vous n'avez jamais reçu la liste des 500 disques à rééditer que j'avais chargé un ami de vous porter il y d'un mois!</text:p>
      <text:p text:style-name="P3">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3">La proportion des Louis et des Duke est certainement imposante, mais elle répond certainement à 1a valeur de ces disques par rapport aux autres... sans compter qu'une foule de musiciens parmi les plus grands se font entendre dans ces disques.</text:p>
      <text:p text:style-name="P3">Si vous désirez que j'établisse une autre liste en ne tenant compte que des disques <text:span text:style-name="Police_20_par_20_défaut"><text:span text:style-name="T2">déjà parus</text:span></text:span> en France, dites-le moi, je le ferai aussitôt.</text:p>
      <text:p text:style-name="P3">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3">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3">J'attends de vos nouvelles par un prochain courrier.</text:p>
      <text:p text:style-name="P4">Mes meilleures amitiés</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Anne LEGRAND</meta:initial-creator>
    <meta:creation-date>2020-10-09T08:36:00Z</meta:creation-date>
    <dc:date>2020-12-17T14:06:58.080510294</dc:date>
    <meta:editing-cycles>8</meta:editing-cycles>
    <meta:editing-duration>PT4H10M33S</meta:editing-duration>
    <meta:document-statistic meta:table-count="0" meta:image-count="0" meta:object-count="0" meta:page-count="11" meta:paragraph-count="104" meta:word-count="4224" meta:character-count="24570" meta:non-whitespace-character-count="20406"/>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